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6">Flowchart for </text:span><text:span text:style-name="Strong_20_Emphasis"><text:span text:style-name="T6">signal_manager:</text:span></text:span></text:p>
      <text:p text:style-name="Standard"/>
      <text:p text:style-name="Standard"/>
      <text:p text:style-name="Standard">Start</text:p>
      <text:p text:style-name="Standard"><text:s text:c="2"/>│</text:p>
      <text:p text:style-name="Standard"><text:s text:c="2"/>├─&gt; Ask user: Enter PID of process2 (pid2)</text:p>
      <text:p text:style-name="Standard"><text:s text:c="2"/>├─&gt; Ask user: Enter PID of process3 (pid3)</text:p>
      <text:p text:style-name="Standard"><text:s text:c="2"/>│</text:p>
      <text:p text:style-name="Standard"><text:s text:c="2"/>├─&gt; Wait for signals or user input</text:p>
      <text:p text:style-name="Standard"><text:s text:c="2"/>│</text:p>
      <text:p text:style-name="Standard"><text:s text:c="2"/>├─&gt; If SIGINT (Ctrl+C) received</text:p>
      <text:p text:style-name="Standard"><text:s text:c="2"/>│ <text:s text:c="6"/>└─&gt; Send SIGINT to pid2 and pid3</text:p>
      <text:p text:style-name="Standard"><text:s text:c="2"/>│</text:p>
      <text:p text:style-name="Standard"><text:s text:c="2"/>├─&gt; If SIGQUIT (Ctrl+\) received</text:p>
      <text:p text:style-name="Standard"><text:s text:c="2"/>│ <text:s text:c="6"/>└─&gt; Send SIGQUIT to pid2</text:p>
      <text:p text:style-name="Standard"><text:s text:c="2"/>│</text:p>
      <text:p text:style-name="Standard"><text:s text:c="2"/>├─&gt; If user inputs 'q' + Enter</text:p>
      <text:p text:style-name="Standard"><text:s text:c="10"/>└─&gt; Send SIGTERM to pid2 and pid3, then exit</text:p>
      <text:p text:style-name="Standard"/>
      <text:p text:style-name="Standard"/>
      <text:p text:style-name="Standard"/>
      <text:p text:style-name="Standard"><text:span text:style-name="T5">Flowchart for </text:span><text:span text:style-name="Strong_20_Emphasis"><text:span text:style-name="T5">process2</text:span></text:span><text:span text:style-name="T5"> (Parent and Child):</text:span></text:p>
      <text:p text:style-name="P1"/>
      <text:p text:style-name="Standard"/>
      <text:p text:style-name="Standard">Parent Process:</text:p>
      <text:p text:style-name="Standard"><text:s text:c="2"/>├─ Initialize shared memory and semaphores</text:p>
      <text:p text:style-name="Standard"><text:s text:c="2"/>├─ Fork child process</text:p>
      <text:p text:style-name="Standard"><text:s text:c="2"/>│</text:p>
      <text:p text:style-name="Standard"><text:s text:c="2"/>├─ Wait for signals</text:p>
      <text:p text:style-name="Standard"><text:s text:c="2"/>│</text:p>
      <text:p text:style-name="Standard"><text:s text:c="2"/>├─ If SIGINT received:</text:p>
      <text:p text:style-name="Standard"><text:s text:c="2"/>│ <text:s text:c="6"/>├─ Ask user to input two numbers</text:p>
      <text:p text:style-name="Standard"><text:s text:c="2"/>│ <text:s text:c="6"/>├─ Store numbers in shared memory (num1, num2)</text:p>
      <text:p text:style-name="Standard"><text:s text:c="2"/>│ <text:s text:c="6"/>└─ Post sem1 (signal process3 input is ready)</text:p>
      <text:p text:style-name="Standard"><text:s text:c="2"/>│</text:p>
      <text:p text:style-name="Standard"><text:s text:c="2"/>├─ If SIGQUIT received:</text:p>
      <text:p text:style-name="Standard"><text:s text:c="2"/>│ <text:s text:c="6"/>└─ Send SIGQUIT to child</text:p>
      <text:p text:style-name="Standard"><text:s text:c="2"/>│</text:p>
      <text:p text:style-name="Standard"><text:s text:c="2"/>├─ If SIGTERM received:</text:p>
      <text:p text:style-name="Standard"><text:s text:c="2"/>│ <text:s text:c="6"/>└─ Set `end = 1` to terminate</text:p>
      <text:p text:style-name="Standard"><text:s text:c="2"/>│</text:p>
      <text:p text:style-name="Standard"><text:s text:c="2"/>├─ Loop until end==1</text:p>
      <text:p text:style-name="Standard"><text:s text:c="2"/>│</text:p>
      <text:p text:style-name="Standard"><text:s text:c="2"/>├─ Send SIGTERM to child and wait for child to exit</text:p>
      <text:p text:style-name="Standard"><text:s text:c="2"/>├─ Clean up shared memory and semaphores</text:p>
      <text:p text:style-name="Standard"><text:s text:c="2"/>└─ Exit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hild Process:</text:p>
      <text:p text:style-name="Standard"/>
      <text:p text:style-name="Standard"><text:s text:c="2"/>├─ Wait for signals</text:p>
      <text:p text:style-name="Standard"><text:s text:c="2"/>│</text:p>
      <text:p text:style-name="Standard"><text:s text:c="2"/>├─ If SIGQUIT received:</text:p>
      <text:p text:style-name="Standard"><text:s text:c="2"/>│ <text:s text:c="6"/>├─ Wait sem2 (wait for process3 to post sum)</text:p>
      <text:p text:style-name="Standard"><text:s text:c="2"/>│ <text:s text:c="6"/>├─ Print sum</text:p>
      <text:p text:style-name="Standard"><text:s text:c="2"/>│ <text:s text:c="6"/>└─ Exit</text:p>
      <text:p text:style-name="Standard"><text:s text:c="2"/>│</text:p>
      <text:p text:style-name="Standard"><text:s text:c="2"/>├─ If SIGTERM received:</text:p>
      <text:p text:style-name="Standard"><text:s text:c="10"/>└─ Set end = 1 and exit cleanly</text:p>
      <text:p text:style-name="Standard"/>
      <text:p text:style-name="Standard"><text:span text:style-name="T6">Flowchart for </text:span><text:span text:style-name="Strong_20_Emphasis"><text:span text:style-name="T6">process3:</text:span></text:span></text:p>
      <text:p text:style-name="Standard"><text:span text:style-name="Strong_20_Emphasis"><text:span text:style-name="T6"/></text:span></text:p>
      <text:p text:style-name="Standard"><text:span text:style-name="Strong_20_Emphasis"><text:span text:style-name="T9">Start:</text:span></text:span></text:p>
      <text:p text:style-name="Standard"><text:span text:style-name="Strong_20_Emphasis"><text:span text:style-name="T9"><text:s text:c="2"/>├─ Attach shared memory and semaphores</text:span></text:span></text:p>
      <text:p text:style-name="Standard"><text:span text:style-name="Strong_20_Emphasis"><text:span text:style-name="T9"><text:s text:c="2"/>├─ Wait for signals</text:span></text:span></text:p>
      <text:p text:style-name="Standard"><text:span text:style-name="Strong_20_Emphasis"><text:span text:style-name="T9"><text:s text:c="2"/>│</text:span></text:span></text:p>
      <text:p text:style-name="Standard"><text:span text:style-name="Strong_20_Emphasis"><text:span text:style-name="T9"><text:s text:c="2"/>├─ If SIGINT received:</text:span></text:span></text:p>
      <text:p text:style-name="Standard"><text:span text:style-name="Strong_20_Emphasis"><text:span text:style-name="T9"><text:s text:c="2"/>│ <text:s text:c="6"/>├─ Wait sem1 (wait for input from process2)</text:span></text:span></text:p>
      <text:p text:style-name="Standard"><text:span text:style-name="Strong_20_Emphasis"><text:span text:style-name="T9"><text:s text:c="2"/>│ <text:s text:c="6"/>├─ Create thread1:</text:span></text:span></text:p>
      <text:p text:style-name="Standard"><text:span text:style-name="Strong_20_Emphasis"><text:span text:style-name="T9"><text:s text:c="2"/>│ <text:s text:c="6"/>│ <text:s text:c="4"/>└─ Print received numbers (num1, num2)</text:span></text:span></text:p>
      <text:p text:style-name="Standard"><text:span text:style-name="Strong_20_Emphasis"><text:span text:style-name="T9"><text:s text:c="2"/>│ <text:s text:c="6"/>├─ Create thread2:</text:span></text:span></text:p>
      <text:p text:style-name="Standard"><text:span text:style-name="Strong_20_Emphasis"><text:span text:style-name="T9"><text:s text:c="2"/>│ <text:s text:c="6"/>│ <text:s text:c="4"/>├─ Calculate sum = num1 + num2</text:span></text:span></text:p>
      <text:p text:style-name="Standard"><text:span text:style-name="Strong_20_Emphasis"><text:span text:style-name="T9"><text:s text:c="2"/>│ <text:s text:c="6"/>│ <text:s text:c="4"/>└─ Print sum</text:span></text:span></text:p>
      <text:p text:style-name="Standard"><text:span text:style-name="Strong_20_Emphasis"><text:span text:style-name="T9"><text:s text:c="2"/>│ <text:s text:c="6"/>└─ Post sem2 (signal process2 child sum is ready)</text:span></text:span></text:p>
      <text:p text:style-name="Standard"><text:span text:style-name="Strong_20_Emphasis"><text:span text:style-name="T9"><text:s text:c="2"/>│</text:span></text:span></text:p>
      <text:p text:style-name="Standard"><text:span text:style-name="Strong_20_Emphasis"><text:span text:style-name="T9"><text:s text:c="2"/>├─ If SIGTERM received:</text:span></text:span></text:p>
      <text:p text:style-name="Standard"><text:span text:style-name="Strong_20_Emphasis"><text:span text:style-name="T9"><text:s text:c="10"/>└─ Set end=1 and exit cleanly</text:span></text:span></text:p>
      <text:p text:style-name="Standard"><text:span text:style-name="Strong_20_Emphasis"><text:span text:style-name="T9"><text:s text:c="2"/>│</text:span></text:span></text:p>
      <text:p text:style-name="Standard"><text:span text:style-name="Strong_20_Emphasis"><text:span text:style-name="T9"><text:s text:c="2"/>└─ Loop until end==1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1:19:22.070411048</meta:creation-date>
    <dc:date>2025-06-29T11:59:23.967584576</dc:date>
    <meta:editing-duration>PT29M51S</meta:editing-duration>
    <meta:editing-cycles>1</meta:editing-cycles>
    <meta:document-statistic meta:table-count="0" meta:image-count="0" meta:object-count="0" meta:page-count="2" meta:paragraph-count="67" meta:word-count="301" meta:character-count="1721" meta:non-whitespace-character-count="1229"/>
    <meta:generator>LibreOffice/7.3.7.2$Linux_X86_64 LibreOffice_project/30$Build-2</meta:generator>
  </office:meta>
</office:document-meta>
</file>